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gaimana AI dapat access kepada link scamm @Fraud, adakah user kena copy paste atau kita buka email, whatsapp melalui program yang kita buat?</text:p>
      <text:p text:style-name="P2">Untuk membolehkan sistem AI anda mengakses dan menganalisis <text:span text:style-name="Emphasis">link</text:span> (pautan) scam, <text:span text:style-name="Strong_20_Emphasis">kedua-dua kaedah yang anda sebutkan adalah mungkin dilakukan</text:span>. Walau bagaimanapun, setiap kaedah mempunyai tahap kesukaran dan isu privasi (<text:span text:style-name="Emphasis">privacy</text:span>) yang berbeza.</text:p>
      <text:p text:style-name="P2">Berikut adalah penjelasan untuk kedua-dua pendekatan, serta kaedah alternatif yang sangat popular:</text:p>
      <text:h text:style-name="P3" text:outline-level="3"><text:bookmark text:name="user-content-1-kaedah-manual-pengguna-copy--paste-sangat-disyorkan-untuk-prototaip"/>1. Kaedah Manual: Pengguna <text:span text:style-name="Emphasis">Copy &amp; Paste</text:span> (Sangat Disyorkan untuk Prototaip)</text:h>
      <text:list text:style-name="L1">
        <text:list-item>
          <text:p text:style-name="P4"><text:span text:style-name="Strong_20_Emphasis">Bagaimana ia berfungsi:</text:span> Pengguna menerima mesej mencurigakan di WhatsApp, SMS, atau E-mel. Mereka menyalin (<text:span text:style-name="Emphasis">copy</text:span>) kandungan atau <text:span text:style-name="Emphasis">link</text:span> tersebut, membuka Web App anda, dan menampalnya (<text:span text:style-name="Emphasis">paste</text:span>) ke dalam kotak carian.</text:p>
        </text:list-item>
        <text:list-item>
          <text:p text:style-name="P4"><text:span text:style-name="Strong_20_Emphasis">Kelebihan:</text:span></text:p>
          <text:list>
            <text:list-item>
              <text:p text:style-name="P4"><text:span text:style-name="Strong_20_Emphasis">Paling mudah untuk dibangunkan</text:span>, terutamanya untuk pertandingan seperti hackathon.</text:p>
            </text:list-item>
            <text:list-item>
              <text:p text:style-name="P4"><text:span text:style-name="Strong_20_Emphasis">Tiada isu privasi</text:span> kerana pengguna sendiri yang menapis dan memilih maklumat apa yang ingin dikongsi dengan AI.</text:p>
            </text:list-item>
            <text:list-item>
              <text:p text:style-name="P4">Sangat ringan (<text:span text:style-name="Emphasis">lightweight</text:span>) dan tidak memerlukan sebarang <text:span text:style-name="Emphasis">permission</text:span> (kebenaran akses) khas dari sistem operasi telefon.</text:p>
            </text:list-item>
          </text:list>
        </text:list-item>
        <text:list-item>
          <text:p text:style-name="P5"><text:span text:style-name="Strong_20_Emphasis">Kelemahan:</text:span> Memerlukan langkah tambahan dari pengguna.</text:p>
        </text:list-item>
      </text:list>
      <text:h text:style-name="P3" text:outline-level="3"><text:bookmark text:name="user-content-2-kaedah-akses-terus-program-membaca-e-melwhatsapp-pengguna-sukar--isu-privasi"/>2. Kaedah Akses Terus: Program Membaca E-mel/WhatsApp Pengguna (Sukar &amp; Isu Privasi)</text:h>
      <text:list text:style-name="L2">
        <text:list-item>
          <text:p text:style-name="P6"><text:span text:style-name="Strong_20_Emphasis">Bagaimana ia berfungsi:</text:span> Aplikasi anda meminta kebenaran khas untuk membaca notifikasi telefon, menggunakan <text:span text:style-name="Emphasis">Accessibility Service</text:span> (untuk membaca apa yang ada di skrin Android), atau meminta log masuk terus ke akaun Gmail/Outlook pengguna.</text:p>
        </text:list-item>
        <text:list-item>
          <text:p text:style-name="P6"><text:span text:style-name="Strong_20_Emphasis">Kelebihan:</text:span> Sepenuhnya automatik. Sistem boleh terus memberi amaran sebaik sahaja mesej masuk.</text:p>
        </text:list-item>
        <text:list-item>
          <text:p text:style-name="P6"><text:span text:style-name="Strong_20_Emphasis">Kelemahan:</text:span></text:p>
          <text:list>
            <text:list-item>
              <text:p text:style-name="P6"><text:span text:style-name="Strong_20_Emphasis">Sangat kompleks.</text:span> Apple (iOS) dan Google (Android) mempunyai sekatan keselamatan yang sangat ketat. Anda <text:span text:style-name="Strong_20_Emphasis">tidak boleh</text:span> dengan mudah membaca mesej dalam aplikasi WhatsApp orang lain.</text:p>
            </text:list-item>
            <text:list-item>
              <text:p text:style-name="P7"><text:span text:style-name="Strong_20_Emphasis">Isu Maklumat Peribadi (PDPA).</text:span> Pengguna (dan juri hackathon) mungkin berasa takut untuk memberi aplikasi anda kuasa membaca semua e-mel dan mesej peribadi mereka.</text:p>
            </text:list-item>
          </text:list>
        </text:list-item>
      </text:list>
      <text:h text:style-name="P3" text:outline-level="3"><text:bookmark text:name="user-content-3-kaedah-forwarding-melalui-bot-alternatif-pintar"/>3. Kaedah <text:span text:style-name="Emphasis">Forwarding</text:span>: Melalui Bot (Alternatif Pintar!)</text:h>
      <text:p text:style-name="P2">Terdapat satu cara ketiga yang menyelesaikan masalah pengguna yang malas menaip/<text:span text:style-name="Emphasis">copy-paste</text:span>, tanpa mencabuli privasi mereka.</text:p>
      <text:list text:style-name="L3">
        <text:list-item>
          <text:p text:style-name="P8"><text:span text:style-name="Strong_20_Emphasis">Bagaimana ia berfungsi:</text:span> Daripada meminta pengguna membuka Web App, anda mencipta sebuah <text:span text:style-name="Strong_20_Emphasis">Bot WhatsApp</text:span> atau <text:span text:style-name="Strong_20_Emphasis">Bot Telegram</text:span>.</text:p>
        </text:list-item>
        <text:list-item>
          <text:p text:style-name="P8"><text:span text:style-name="Strong_20_Emphasis">Aliran Pengguna:</text:span> Apabila pengguna mendapat panggilan, <text:span text:style-name="Emphasis">link</text:span>, atau mesej scam di WhatsApp, mereka hanya perlu <text:span text:style-name="Strong_20_Emphasis">Forward (Maklumkan)</text:span> mesej tersebut kepada nombor <text:soft-page-break/>telefon bot AI anda. Bot tersebut (yang disambungkan ke program pangkalan data yang kita buat) akan terus membalas dengan hasil analisis.</text:p>
        </text:list-item>
        <text:list-item>
          <text:p text:style-name="P9"><text:span text:style-name="Strong_20_Emphasis">Kelebihan:</text:span> Sangat mudah untuk pengguna (terutamanya golongan berumur). Berfungsi dengan sangat baik pada telefon pintar lama kerana ia hanya menggunakan aplikasi WhatsApp/Telegram sedia ada.</text:p>
        </text:list-item>
      </text:list>
      <text:p text:style-name="Horizontal_20_Line"/>
      <text:h text:style-name="P3" text:outline-level="3"><text:bookmark text:name="user-content--cadangan-pendekatan-untuk-hackathon-anda"/>💡 Cadangan Pendekatan untuk Hackathon Anda:</text:h>
      <text:p text:style-name="P2">Memandangkan matlamat anda adalah membina sistem yang mesra peranti lama (<text:span text:style-name="Emphasis">older smartphones</text:span>) dan ringan (berdasarkan rekod perbincangan projek anda sebelum ini), saya mencadangkan strategi ini:</text:p>
      <text:list text:style-name="L4">
        <text:list-item>
          <text:p text:style-name="P10"><text:span text:style-name="Strong_20_Emphasis">Fokus Utama (MVP): Bina Web App </text:span><text:span text:style-name="Strong_20_Emphasis"><text:span text:style-name="Emphasis">Copy-Paste</text:span></text:span><text:span text:style-name="Strong_20_Emphasis">.</text:span> Ini adalah yang paling stabil untuk didemokan. Sediakan antaramuka (UI) yang mudah di mana pengguna menampal <text:span text:style-name="Emphasis">link</text:span>, nama syarikat, atau nombor telefon bimbit untuk diperiksa.</text:p>
        </text:list-item>
        <text:list-item>
          <text:p text:style-name="P11"><text:span text:style-name="Strong_20_Emphasis">Ciri Bonus (Jika ada masa): Pengendalian melalui Imej (</text:span><text:span text:style-name="Strong_20_Emphasis"><text:span text:style-name="Emphasis">Screenshot</text:span></text:span><text:span text:style-name="Strong_20_Emphasis">).</text:span> Benarkan pengguna memuat naik <text:span text:style-name="Emphasis">screenshot</text:span> perbualan scam (guna <text:span text:style-name="Emphasis">Gemini Vision</text:span> untuk mengekstrak teks bagi pihak pengguna). Ini mengurangkan keperluan <text:span text:style-name="Emphasis">copy-paste</text:span> teks panjang.</text:p>
        </text:list-item>
      </text:list>
      <text:p text:style-name="P2">Adakah anda ingin kita mulakan dengan mereka bentuk <text:span text:style-name="Strong_20_Emphasis">Antaramuka (UI) Web App untuk fungsi Copy-Paste/Carian</text:span> dahulu? Atau adakah anda lebih berminat untuk meneroka bagaimana hendak membina <text:span text:style-name="Strong_20_Emphasis">WhatsApp Bot</text:span>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M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M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23:53:27.136903800</meta:creation-date>
    <dc:date>2026-04-03T23:55:24.250194800</dc:date>
    <meta:editing-duration>PT1M57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26" meta:word-count="504" meta:character-count="3595" meta:non-whitespace-character-count="3133"/>
  </office:meta>
</office:document-meta>
</file>